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3071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 style:data-style-name="N130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30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Marzo 2024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Colectas Misas</text:p>
          </table:table-cell>
          <table:covered-table-cell table:style-name="ce31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338897.67" calcext:value-type="float">
            <text:p>$ 338,897.67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107580" calcext:value-type="float">
            <text:p>$ 107,58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280647.35" calcext:value-type="float">
            <text:p>$ 280,647.35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78630" calcext:value-type="float">
            <text:p>$ 78,63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110847.7" calcext:value-type="float">
            <text:p>$ 110,847.7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230840" calcext:value-type="float">
            <text:p>$ 230,840.00</text:p>
          </table:table-cell>
          <table:table-cell table:style-name="ce26" office:value-type="string" calcext:value-type="string">
            <text:p>Elementos de limpieza</text:p>
          </table:table-cell>
          <table:table-cell table:style-name="ce30" office:value-type="float" office:value="110631.39" calcext:value-type="float">
            <text:p>$ 110,631.3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155790" calcext:value-type="float">
            <text:p>$ 155,790.00</text:p>
          </table:table-cell>
          <table:table-cell table:style-name="ce26" office:value-type="string" calcext:value-type="string">
            <text:p>Fides y San Pedro</text:p>
          </table:table-cell>
          <table:table-cell table:style-name="ce30" office:value-type="float" office:value="184200" calcext:value-type="float">
            <text:p>$ 184,2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225640" calcext:value-type="float">
            <text:p>$ 225,640.00</text:p>
          </table:table-cell>
          <table:table-cell table:style-name="ce26" office:value-type="string" calcext:value-type="string">
            <text:p>Correo</text:p>
          </table:table-cell>
          <table:table-cell table:style-name="ce30" office:value-type="float" office:value="21800" calcext:value-type="float">
            <text:p>$ 21,8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 office:value-type="float" office:value="88850" calcext:value-type="float">
            <text:p>$ 88,850.00</text:p>
          </table:table-cell>
          <table:table-cell table:style-name="ce26" office:value-type="string" calcext:value-type="string">
            <text:p>Lámparas</text:p>
          </table:table-cell>
          <table:table-cell table:style-name="ce30" office:value-type="float" office:value="9838.15" calcext:value-type="float">
            <text:p>$ 9,838.15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13130" calcext:value-type="float">
            <text:p>$ 13,130.00</text:p>
          </table:table-cell>
          <table:table-cell table:style-name="ce26" office:value-type="string" calcext:value-type="string">
            <text:p>Limpieza templos</text:p>
          </table:table-cell>
          <table:table-cell table:style-name="ce30" office:value-type="float" office:value="100000" calcext:value-type="float">
            <text:p>$ 10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0" table:formula="of:=SUM([.C9:.C15])" office:value-type="float" office:value="900460" calcext:value-type="float">
            <text:p>$ 900,460.00</text:p>
          </table:table-cell>
          <table:table-cell table:style-name="ce26" office:value-type="string" calcext:value-type="string">
            <text:p>Varios</text:p>
          </table:table-cell>
          <table:table-cell table:style-name="ce30" office:value-type="float" office:value="34500" calcext:value-type="float">
            <text:p>$ 34,5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9" table:number-columns-spanned="2" table:number-rows-spanned="1"/>
          <table:covered-table-cell table:style-name="ce31"/>
          <table:table-cell table:style-name="ce26" office:value-type="string" calcext:value-type="string">
            <text:p>Jardines</text:p>
          </table:table-cell>
          <table:table-cell table:style-name="ce30" office:value-type="float" office:value="270000" calcext:value-type="float">
            <text:p>$ 27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Otras Colectas</text:p>
          </table:table-cell>
          <table:covered-table-cell table:style-name="ce31"/>
          <table:table-cell table:style-name="ce26" office:value-type="string" calcext:value-type="string">
            <text:p>Seguro Diocesano</text:p>
          </table:table-cell>
          <table:table-cell table:style-name="ce30" office:value-type="float" office:value="42200" calcext:value-type="float">
            <text:p>$ 42,2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Viernes Santo – Tierra Santa</text:p>
          </table:table-cell>
          <table:table-cell table:style-name="ce30" office:value-type="float" office:value="125500" calcext:value-type="float">
            <text:p>$ 125,500.00</text:p>
          </table:table-cell>
          <table:table-cell table:style-name="ce26" office:value-type="string" calcext:value-type="string">
            <text:p>Viernes Santo – Tierra Santa</text:p>
          </table:table-cell>
          <table:table-cell table:style-name="ce30" office:value-type="float" office:value="125500" calcext:value-type="float">
            <text:p>$ 125,5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9" table:number-columns-spanned="2" table:number-rows-spanned="1"/>
          <table:covered-table-cell table:style-name="ce31"/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55000" calcext:value-type="float">
            <text:p>$ 5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9" table:number-columns-spanned="2" table:number-rows-spanned="1"/>
          <table:covered-table-cell table:style-name="ce31"/>
          <table:table-cell table:style-name="ce26" office:value-type="string" calcext:value-type="string">
            <text:p>Sueldo Irene</text:p>
          </table:table-cell>
          <table:table-cell table:style-name="ce30" office:value-type="float" office:value="141189.54" calcext:value-type="float">
            <text:p>$ 141,189.5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30" office:value-type="float" office:value="425500" calcext:value-type="float">
            <text:p>$ 425,500.00</text:p>
          </table:table-cell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50000" calcext:value-type="float">
            <text:p>$ 5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[.C16]+[.C19]+[.C22]" office:value-type="float" office:value="1451460" calcext:value-type="float">
            <text:p>$ 1,451,46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22])" office:value-type="float" office:value="1875251.8" calcext:value-type="float">
            <text:p>$ 1,875,251.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Déficit</text:p>
          </table:table-cell>
          <table:table-cell table:style-name="ce12" table:formula="of:=[.C24]-[.E24]" office:value-type="float" office:value="-423791.8" calcext:value-type="float">
            <text:p>-$ 423,791.8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 table:number-columns-repeated="2"/>
          <table:table-cell table:style-name="ce18"/>
          <table:table-cell table:style-name="ce12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3"/>
          <table:table-cell table:style-name="ce12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8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5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 table:number-columns-repeated="2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2"/>
          <table:table-cell table:style-name="ce8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25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52">
      <number:hours/>
      <number:text>:</number:text>
      <number:minutes number:style="long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time-style style:name="N149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5"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3">
      <number:day/>
      <number:text>-</number:text>
      <number:month number:textual="true"/>
      <number:text>-</number:text>
      <number:year/>
    </number:date-style>
    <number:date-style style:name="N142">
      <number:month/>
      <number:text>/</number:text>
      <number:day/>
      <number:text>/</number:text>
      <number:year number:style="long"/>
    </number:date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date-style style:name="N135">
      <number:day/>
      <number:text>-</number:text>
      <number:month number:textual="true"/>
    </number:date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time-style style:name="N131">
      <number:hours/>
      <number:text>:</number:text>
      <number:minutes number:style="long"/>
      <number:text> </number:text>
      <number:am-pm/>
    </number:time-style>
    <number:number-style style:name="N130P0" style:volatile="true">
      <number:text>$ 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 number:textual="true"/>
      <number:text>-</number:text>
      <number:year/>
    </number:dat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4-04-02T19:24:09.416040369</dc:date>
    <meta:editing-cycles>57</meta:editing-cycles>
    <meta:editing-duration>PT4H14M29S</meta:editing-duration>
    <meta:generator>LibreOffice/7.3.7.2$Linux_X86_64 LibreOffice_project/30$Build-2</meta:generator>
    <meta:print-date>2024-04-02T19:22:13.392001534</meta:print-date>
    <meta:document-statistic meta:table-count="1" meta:cell-count="63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